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1pt" style:font-size-asian="11pt" style:font-size-complex="11pt"/>
    </style:style>
    <style:style style:name="P2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style:font-size-asian="11pt" style:font-size-complex="11pt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fo:background-color="transparent" style:font-size-asian="11pt" style:font-size-complex="11pt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dbfe3" officeooo:paragraph-rsid="001dbfe3" fo:background-color="transparent" style:font-size-asian="11pt" style:font-size-complex="11pt"/>
    </style:style>
    <style:style style:name="P7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1a2c63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style:font-name="Arial" fo:font-size="11pt" officeooo:paragraph-rsid="001dbfe3" style:font-size-asian="11pt" style:font-size-complex="11pt"/>
    </style:style>
    <style:style style:name="P9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11pt" fo:font-style="normal" style:text-underline-style="none" fo:font-weight="normal" officeooo:rsid="001dbfe3" officeooo:paragraph-rsid="001dbfe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11pt" fo:font-style="normal" style:text-underline-style="none" fo:font-weight="normal" officeooo:rsid="0020de76" officeooo:paragraph-rsid="0020de7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12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18de8a" officeooo:paragraph-rsid="0018de8a" style:text-blinking="false" fo:background-color="transparent" style:font-size-asian="11pt" style:font-size-complex="11pt"/>
    </style:style>
    <style:style style:name="P13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14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15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16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17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8690" officeooo:paragraph-rsid="001c8690" style:text-blinking="false" fo:background-color="transparent" style:font-size-asian="11pt" style:font-size-complex="11pt"/>
    </style:style>
    <style:style style:name="P18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2c63" officeooo:paragraph-rsid="001a2c63" style:text-blinking="false" fo:background-color="transparent" style:font-size-asian="11pt" style:font-size-complex="11pt"/>
    </style:style>
    <style:style style:name="P19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00" style:font-size-asian="11pt" style:font-size-complex="11pt"/>
    </style:style>
    <style:style style:name="T1" style:family="text"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c8690" fo:background-color="transparent" loext:char-shading-value="0" style:font-size-asian="11pt" style:font-size-complex="11pt"/>
    </style:style>
    <style:style style:name="T2" style:family="text"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a2c63" fo:background-color="transparent" loext:char-shading-value="0" style:font-size-asian="11pt" style:font-size-complex="11pt"/>
    </style:style>
    <style:style style:name="T3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1dbfe3" fo:background-color="transparent" loext:char-shading-value="0"/>
    </style:style>
    <style:style style:name="T4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1eed42"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docs-internal-guid-874089c3-7fff-b4f2-d4a4-fb9a77642bbb"/>Shadow Stalker</text:p>
      <text:p text:style-name="P1"/>
      <text:p text:style-name="P8"><text:span text:style-name="T4">B</text:span><text:span text:style-name="T3">ugs</text:span></text:p>
      <text:p text:style-name="P6"/>
      <text:list xml:id="list3117336722" text:style-name="L1">
        <text:list-item>
          <text:p text:style-name="P9">Level transition causes the lantern to stop scaling.</text:p>
        </text:list-item>
        <text:list-item>
          <text:p text:style-name="P10">Fix the lift, chain longer, expand collision to the roof</text:p>
        </text:list-item>
      </text:list>
      <text:p text:style-name="P6"/>
      <text:p text:style-name="P7"><text:span text:style-name="T1">T</text:span><text:span text:style-name="T2">o Do</text:span></text:p>
      <text:p text:style-name="P2"/>
      <text:list xml:id="list4047186796" text:style-name="L2">
        <text:list-item>
          <text:p text:style-name="P11">Moving platforms</text:p>
        </text:list-item>
        <text:list-item>
          <text:p text:style-name="P13">Conveyors</text:p>
        </text:list-item>
        <text:list-item>
          <text:p text:style-name="P19">Flickering light</text:p>
        </text:list-item>
        <text:list-item>
          <text:p text:style-name="P13">Player dying indication</text:p>
        </text:list-item>
        <text:list-item>
          <text:p text:style-name="P17">Additional play animations (waking up at start of game, madness)</text:p>
        </text:list-item>
        <text:list-item>
          <text:p text:style-name="P17">Madness effects (chromatic aberration)</text:p>
        </text:list-item>
        <text:list-item>
          <text:p text:style-name="P17">Weather</text:p>
        </text:list-item>
        <text:list-item>
          <text:p text:style-name="P11">Player lantern animation</text:p>
        </text:list-item>
        <text:list-item>
          <text:p text:style-name="P11">Keys (relics) to unlock doors/start platforms/solve puzzles</text:p>
        </text:list-item>
        <text:list-item>
          <text:p text:style-name="P11">Key out of the level in the barn the player first sees when entering the town.</text:p>
        </text:list-item>
        <text:list-item>
          <text:p text:style-name="P13">Multi-level puzzles</text:p>
        </text:list-item>
        <text:list-item>
          <text:p text:style-name="P13">Flashlight on/off</text:p>
        </text:list-item>
        <text:list-item>
          <text:p text:style-name="P12">Lantern on/off</text:p>
        </text:list-item>
        <text:list-item>
          <text:p text:style-name="P13">Church holds the sun relic. This is the goal for the player and ends the game when obtained. It requires 5 pieces 6 with the inner circle?</text:p>
        </text:list-item>
        <text:list-item>
          <text:p text:style-name="P13">Player able to switch between no light, flashlight, and lantern. Lantern for short range. Flashlight for long range</text:p>
        </text:list-item>
        <text:list-item>
          <text:p text:style-name="P13">Glimpses of the “monsters”</text:p>
        </text:list-item>
        <text:list-item>
          <text:p text:style-name="P18">Player death (random times)</text:p>
        </text:list-item>
      </text:list>
      <text:p text:style-name="P1"/>
      <text:p text:style-name="P5">HUD</text:p>
      <text:list xml:id="list3508071644" text:style-name="L3">
        <text:list-item>
          <text:p text:style-name="P14">In the pause menu</text:p>
        </text:list-item>
        <text:list-item>
          <text:p text:style-name="P14">Battery power indicator for flashlight</text:p>
        </text:list-item>
        <text:list-item>
          <text:p text:style-name="P14">Candle indicator for lantern</text:p>
        </text:list-item>
        <text:list-item>
          <text:p text:style-name="P14">Keys/relics the player has</text:p>
        </text:list-item>
      </text:list>
      <text:p text:style-name="P1"/>
      <text:p text:style-name="P5">Levels</text:p>
      <text:list xml:id="list407517763" text:style-name="L4">
        <text:list-item>
          <text:p text:style-name="P15">Town</text:p>
        </text:list-item>
        <text:list-item>
          <text:p text:style-name="P15">Church (Sun relic)</text:p>
        </text:list-item>
        <text:list-item>
          <text:p text:style-name="P15"><text:soft-page-break/>Caverns</text:p>
        </text:list-item>
        <text:list-item>
          <text:p text:style-name="P15">Mountain (snow)</text:p>
        </text:list-item>
        <text:list-item>
          <text:p text:style-name="P15">Forest (with sporadic cabins)</text:p>
        </text:list-item>
        <text:list-item>
          <text:p text:style-name="P15">Bell tower</text:p>
        </text:list-item>
        <text:list-item>
          <text:p text:style-name="P15">Graveyard/mausoleum</text:p>
        </text:list-item>
        <text:list-item>
          <text:p text:style-name="P15">Swamp</text:p>
        </text:list-item>
        <text:list-item>
          <text:p text:style-name="P15">Bridge </text:p>
        </text:list-item>
      </text:list>
      <text:p text:style-name="P1"/>
      <text:p text:style-name="P5">Puzzles/Level Design</text:p>
      <text:list xml:id="list2103128417" text:style-name="L5">
        <text:list-item>
          <text:p text:style-name="P16">Collect scrolls to unlock Sun key piece</text:p>
        </text:list-item>
        <text:list-item>
          <text:p text:style-name="P16">Find a lever that opens the caverns </text:p>
        </text:list-item>
      </text:list>
      <text:p text:style-name="P1"/>
      <text:p text:style-name="P5">Narrative</text:p>
      <text:p text:style-name="P1"/>
      <text:p text:style-name="P3">We became the cogs in our own meat grinder.</text:p>
      <text:p text:style-name="P1"/>
      <text:p text:style-name="P3">...they come for us through the darkness...never the light...</text:p>
      <text:p text:style-name="P3">...light! More light!</text:p>
      <text:p text:style-name="P3">...we have come to call them shadow stalkers...</text:p>
      <text:p text:style-name="P3">...the absence of light draws them out...</text:p>
      <text:p text:style-name="P3">...cursed...will the darkness ever end?</text:p>
      <text:p text:style-name="P3">...whatever god or beast we angered...we have paid for it...</text:p>
      <text:p text:style-name="P3">...may the sun, willingly, come and guide us from this fate.</text:p>
      <text:p text:style-name="P3">...we spotted a wrecked ship. Hopes are someone survived and can save us.</text:p>
      <text:p text:style-name="P3">...our records will surpass our lives...and tell the story of a horrible fate.</text:p>
      <text:p text:style-name="P3">...</text:p>
      <text:p text:style-name="P1"/>
      <text:p text:style-name="P3">Premise - Collect the fragments of the sun key to open the door to the sun relic that will end the game.</text:p>
      <text:p text:style-name="P1"><text:line-break/>idle: 1-30</text:p>
      <text:p text:style-name="P1">walk cycle frames: 35 - 53 </text:p>
      <text:p text:style-name="P1">Color value 1</text:p>
      <text:p text:style-name="P1">black .4,.4,.4</text:p>
      <text:p text:style-name="P1">export(String) var text = "Slider" setget set_tex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9T10:06:07.756545238</meta:creation-date>
    <dc:date>2020-06-09T21:13:29.429031002</dc:date>
    <meta:editing-duration>PT3H21M24S</meta:editing-duration>
    <meta:editing-cycles>8</meta:editing-cycles>
    <meta:generator>LibreOffice/6.4.4.2$Linux_X86_64 LibreOffice_project/40$Build-2</meta:generator>
    <meta:document-statistic meta:table-count="0" meta:image-count="0" meta:object-count="0" meta:page-count="2" meta:paragraph-count="58" meta:word-count="348" meta:character-count="1936" meta:non-whitespace-character-count="1676"/>
  </office:meta>
</office:document-meta>
</file>